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adornments="Regular" style:font-pitch="variable"/>
    <style:font-face style:name="Ubuntu Mono2" svg:font-family="'Ubuntu Mono'" style:font-adornments="Regular" style:font-pitch="fixed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4.714cm" fo:min-width="15.714cm"/>
      <style:paragraph-properties style:writing-mode="lr-tb"/>
    </style:style>
    <style:style style:name="gr2" style:family="graphic" style:parent-style-name="standard">
      <style:graphic-properties svg:stroke-color="#ff0000" draw:fill-color="#dee6ef" draw:textarea-horizontal-align="justify" draw:textarea-vertical-align="middle" draw:auto-grow-height="false" fo:min-height="1.33cm" fo:min-width="5.58cm"/>
      <style:paragraph-properties style:writing-mode="lr-tb"/>
    </style:style>
    <style:style style:name="gr3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33cm" fo:min-width="5.58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 fo:min-height="1.25cm" fo:min-width="4.104cm" fo:wrap-option="wrap"/>
      <style:paragraph-properties style:writing-mode="lr-tb"/>
    </style:style>
    <style:style style:name="gr9" style:family="graphic" style:parent-style-name="standard">
      <style:graphic-properties svg:stroke-color="#ff0000" draw:fill-color="#ffd7d7" draw:textarea-horizontal-align="justify" draw:textarea-vertical-align="middle" draw:auto-grow-height="false" fo:min-height="2.232cm" fo:min-width="5.482cm"/>
      <style:paragraph-properties style:writing-mode="lr-tb"/>
    </style:style>
    <style:style style:name="gr10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4.104cm" fo:wrap-option="wrap"/>
      <style:paragraph-properties style:writing-mode="lr-tb"/>
    </style:style>
    <style:style style:name="gr12" style:family="graphic" style:parent-style-name="standard">
      <style:graphic-properties draw:fill-color="#ffd7d7" draw:textarea-horizontal-align="justify" draw:textarea-vertical-align="middle" draw:auto-grow-height="false" fo:min-height="2.232cm" fo:min-width="5.482cm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6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svg:stroke-color="#ff0000" draw:fill-color="#e8f2a1" draw:textarea-horizontal-align="justify" draw:textarea-vertical-align="middle" draw:auto-grow-height="false" fo:min-height="2.232cm" fo:min-width="4.982cm"/>
      <style:paragraph-properties style:writing-mode="lr-tb"/>
    </style:style>
    <style:style style:name="gr18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9" style:family="graphic" style:parent-style-name="standard">
      <style:graphic-properties draw:fill-color="#e8f2a1" draw:textarea-horizontal-align="justify" draw:textarea-vertical-align="middle" draw:auto-grow-height="false" fo:min-height="2.232cm" fo:min-width="4.982cm"/>
      <style:paragraph-properties style:writing-mode="lr-tb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standard" style:list-style-name="L1">
      <style:graphic-properties svg:stroke-color="#ff0000" draw:textarea-horizontal-align="justify" draw:textarea-vertical-align="middle" draw:auto-grow-height="false" fo:min-height="2.5cm" fo:min-width="4.749cm" fo:wrap-option="wrap"/>
      <style:paragraph-properties style:writing-mode="lr-tb"/>
    </style:style>
    <style:style style:name="gr22" style:family="graphic" style:parent-style-name="standard">
      <style:graphic-properties svg:stroke-color="#ff0000" draw:textarea-horizontal-align="justify" draw:textarea-vertical-align="middle" draw:auto-grow-height="false" fo:min-height="3cm" fo:min-width="9.5cm" fo:wrap-option="wrap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2.5cm" fo:min-width="4.749cm" fo:wrap-option="wrap"/>
      <style:paragraph-properties style:writing-mode="lr-tb"/>
    </style:style>
    <style:style style:name="gr24" style:family="graphic" style:parent-style-name="standard">
      <style:graphic-properties svg:stroke-color="#ff0000" draw:textarea-horizontal-align="justify" draw:textarea-vertical-align="middle" draw:auto-grow-height="false" fo:min-height="3.75cm" fo:min-width="6.5cm" fo:wrap-option="wrap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2.5cm" fo:min-width="4.749cm" fo:wrap-option="wrap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cm" fo:min-width="9.5cm" fo:wrap-option="wrap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5cm" fo:min-width="4.749cm" fo:wrap-option="wrap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75cm" fo:min-width="6.5cm" fo:wrap-option="wrap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-color="#dddddd"/>
      <style:paragraph-properties fo:text-align="start" style:writing-mode="lr-tb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d7d7"/>
      <style:paragraph-properties fo:text-align="start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e8f2a1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with coordinating instructions:</text:span></text:p>
          <text:p text:style-name="P1"><text:line-break/><text:span text:style-name="T2">1. Get the top 3 movies releasing this month</text:span></text:p>
          <text:p text:style-name="P1"><text:span text:style-name="T2">2. For each movie, invent a dessert</text:span></text:p>
          <text:p text:style-name="P1"><text:span text:style-name="T2">3. Add each to my “Dessert ideas” spreadsheet</text:span></text:p>
          <text:p text:style-name="P1"><text:span text:style-name="T2"/></text:p>
          <text:p text:style-name="P2"><text:span text:style-name="T2">Goal: Add movie-themed desserts 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5" xml:id="id2" draw:id="id2" draw:layer="layout" svg:width="6.25cm" svg:height="1.75cm" svg:x="10cm" svg:y="11.3cm">
          <text:p text:style-name="P4"><text:span text:style-name="T1">Web Search </text:span><text:span text:style-name="T1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17.125cm" svg:y1="9.8cm" svg:x2="13.125cm" svg:y2="11.3cm" draw:start-shape="id1" draw:start-glue-point="2" draw:end-shape="id2" draw:end-glue-point="0" svg:d="M17125 9800l-4000 1500" svg:viewBox="0 0 4001 1501">
          <text:p/>
        </draw:connector>
        <draw:connector draw:style-name="gr4" draw:text-style-name="P6" draw:layer="layout" draw:type="line" svg:x1="17.125cm" svg:y1="9.8cm" svg:x2="20.875cm" svg:y2="11.3cm" draw:start-shape="id1" draw:start-glue-point="2" draw:end-shape="id3" draw:end-glue-point="0" svg:d="M17125 9800l3750 1500" svg:viewBox="0 0 3751 1501">
          <text:p/>
        </draw:connector>
        <draw:custom-shape draw:style-name="gr1" draw:text-style-name="P3" xml:id="id1" draw:id="id1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</text:span><text:span text:style-name="T1">with coordinating </text:span><text:span text:style-name="T1">instructions:</text:span></text:p>
          <text:p text:style-name="P1"><text:line-break/><text:span text:style-name="T2">1. Get the top 3 </text:span><text:span text:style-name="T2">movies releasing </text:span><text:span text:style-name="T2">this month</text:span></text:p>
          <text:p text:style-name="P1"><text:span text:style-name="T2">2. For each </text:span><text:span text:style-name="T2">movie, invent a </text:span><text:span text:style-name="T2">dessert</text:span></text:p>
          <text:p text:style-name="P1"><text:span text:style-name="T2">3. Add each to my </text:span><text:span text:style-name="T2">“Dessert ideas” </text:span><text:span text:style-name="T2">spreadsheet</text:span></text:p>
          <text:p text:style-name="P1"><text:span text:style-name="T2"/></text:p>
          <text:p text:style-name="P2"><text:span text:style-name="T2">Goal: Add movie-</text:span><text:span text:style-name="T2">themed desserts </text:span><text:span text:style-name="T2">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5" draw:text-style-name="P5" xml:id="id5" draw:id="id5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4" draw:start-glue-point="2" draw:end-shape="id5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4" draw:start-glue-point="2" draw:end-shape="id6" draw:end-glue-point="0" svg:d="M17125 9800l3750 1500" svg:viewBox="0 0 3751 1501">
          <text:p/>
        </draw:connector>
        <draw:custom-shape draw:style-name="gr1" draw:text-style-name="P3" xml:id="id4" draw:id="id4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</text:span><text:span text:style-name="T1">with coordinating </text:span><text:span text:style-name="T1">instructions:</text:span></text:p>
          <text:p text:style-name="P1"><text:line-break/><text:span text:style-name="T2">1. Get the top 3 </text:span><text:span text:style-name="T2">movies releasing </text:span><text:span text:style-name="T2">this month</text:span></text:p>
          <text:p text:style-name="P1"><text:span text:style-name="T2">2. For each </text:span><text:span text:style-name="T2">movie, invent a </text:span><text:span text:style-name="T2">dessert</text:span></text:p>
          <text:p text:style-name="P1"><text:span text:style-name="T2">3. Add each to my </text:span><text:span text:style-name="T2">“Dessert ideas” </text:span><text:span text:style-name="T2">spreadsheet</text:span></text:p>
          <text:p text:style-name="P1"><text:span text:style-name="T2"/></text:p>
          <text:p text:style-name="P2"><text:span text:style-name="T2">Goal: Add movie-</text:span><text:span text:style-name="T2">themed desserts </text:span><text:span text:style-name="T2">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4" draw:style-name="dp1" draw:master-page-name="Default">
        <draw:custom-shape draw:style-name="gr5" draw:text-style-name="P5" xml:id="id8" draw:id="id8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6.25cm" svg:height="1.75cm" svg:x="17.75cm" svg:y="11.3cm">
          <text:p text:style-name="P4"><text:span text:style-name="T1">Spreadshe</text:span><text:span text:style-name="T1">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7" draw:start-glue-point="2" draw:end-shape="id8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7" draw:start-glue-point="2" draw:end-shape="id9" draw:end-glue-point="0" svg:d="M17125 9800l3750 1500" svg:viewBox="0 0 3751 1501">
          <text:p/>
        </draw:connector>
        <draw:custom-shape draw:style-name="gr9" draw:text-style-name="P8" xml:id="id10" draw:id="id10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</text:span><text:span text:style-name="T1">with coordinating </text:span><text:span text:style-name="T1">instructions:</text:span></text:p>
          <text:p text:style-name="P1"><text:line-break/><text:span text:style-name="T2">1. Get the top 3 </text:span><text:span text:style-name="T2">movies releasing </text:span><text:span text:style-name="T2">this month</text:span></text:p>
          <text:p text:style-name="P1"><text:span text:style-name="T2">2. For each </text:span><text:span text:style-name="T2">movie, invent a </text:span><text:span text:style-name="T2">dessert</text:span></text:p>
          <text:p text:style-name="P1"><text:span text:style-name="T2">3. Add each to my </text:span><text:span text:style-name="T2">“Dessert ideas” </text:span><text:span text:style-name="T2">spreadsheet</text:span></text:p>
          <text:p text:style-name="P1"><text:span text:style-name="T2"/></text:p>
          <text:p text:style-name="P2"><text:span text:style-name="T2">Goal: Add movie-</text:span><text:span text:style-name="T2">themed desserts </text:span><text:span text:style-name="T2">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7.125cm" svg:y1="7.05cm" svg:x2="8.75cm" svg:y2="7.05cm" draw:start-shape="id10" draw:start-glue-point="1" draw:end-shape="id7" draw:end-glue-point="3" svg:d="M7125 7050h1625" svg:viewBox="0 0 1626 1">
          <text:p/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custom-shape draw:style-name="gr5" draw:text-style-name="P5" xml:id="id12" draw:id="id12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11" draw:start-glue-point="2" draw:end-shape="id12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11" draw:start-glue-point="2" draw:end-shape="id13" draw:end-glue-point="0" svg:d="M17125 9800l3750 1500" svg:viewBox="0 0 3751 1501">
          <text:p/>
        </draw:connector>
        <draw:custom-shape draw:style-name="gr12" draw:text-style-name="P8" xml:id="id14" draw:id="id14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with coordinating instructions:</text:span></text:p>
          <text:p text:style-name="P1"><text:line-break/><text:span text:style-name="T2">1. Get the top 3 movies releasing this month</text:span></text:p>
          <text:p text:style-name="P1"><text:span text:style-name="T2">2. For each movie, invent a dessert</text:span></text:p>
          <text:p text:style-name="P1"><text:span text:style-name="T2">3. Add each to my “Dessert ideas” spreadsheet</text:span></text:p>
          <text:p text:style-name="P1"><text:span text:style-name="T2"/></text:p>
          <text:p text:style-name="P2"><text:span text:style-name="T2">Goal: Add movie-themed desserts 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" svg:x1="7.125cm" svg:y1="7.05cm" svg:x2="8.75cm" svg:y2="7.05cm" draw:start-shape="id14" draw:start-glue-point="1" draw:end-shape="id11" draw:end-glue-point="3" svg:d="M7125 7050h1625" svg:viewBox="0 0 1626 1">
          <text:p/>
        </draw:connector>
        <draw:connector draw:style-name="gr14" draw:text-style-name="P10" draw:layer="layout" draw:type="curve" draw:line-skew="-1.175cm" svg:x1="21.376cm" svg:y1="4.3cm" svg:x2="13.132cm" svg:y2="4.3cm" draw:start-shape="id11" draw:start-glue-point="4" draw:end-shape="id11" draw:end-glue-point="5" svg:d="M21376 4300c0-2587-8244-2587-8244 0" svg:viewBox="0 0 8245 1941">
          <text:p text:style-name="P9">Calls itself in a loop</text:p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6" draw:style-name="dp1" draw:master-page-name="Default">
        <draw:custom-shape draw:style-name="gr5" draw:text-style-name="P5" xml:id="id16" draw:id="id16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7" draw:id="id17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15" draw:start-glue-point="2" draw:end-shape="id16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15" draw:start-glue-point="2" draw:end-shape="id17" draw:end-glue-point="0" svg:d="M17125 9800l3750 1500" svg:viewBox="0 0 3751 1501">
          <text:p/>
        </draw:connector>
        <draw:custom-shape draw:style-name="gr12" draw:text-style-name="P8" xml:id="id18" draw:id="id18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with </text:span><text:span text:style-name="T1">coordinating </text:span><text:span text:style-name="T1">instructions:</text:span></text:p>
          <text:p text:style-name="P1"><text:line-break/><text:span text:style-name="T2">1. Get the top 3 movies </text:span><text:span text:style-name="T2">releasing this month</text:span></text:p>
          <text:p text:style-name="P1"><text:span text:style-name="T2">2. For each movie, </text:span><text:span text:style-name="T2">invent a dessert</text:span></text:p>
          <text:p text:style-name="P1"><text:span text:style-name="T2">3. Add each to my </text:span><text:span text:style-name="T2">“Dessert ideas” </text:span><text:span text:style-name="T2">spreadsheet</text:span></text:p>
          <text:p text:style-name="P1"><text:span text:style-name="T2"/></text:p>
          <text:p text:style-name="P2"><text:span text:style-name="T2">Goal: Add movie-themed </text:span><text:span text:style-name="T2">desserts to my </text:span><text:span text:style-name="T2">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" svg:x1="7.125cm" svg:y1="7.05cm" svg:x2="8.75cm" svg:y2="7.05cm" draw:start-shape="id18" draw:start-glue-point="1" draw:end-shape="id15" draw:end-glue-point="3" svg:d="M7125 7050h1625" svg:viewBox="0 0 1626 1">
          <text:p/>
        </draw:connector>
        <draw:connector draw:style-name="gr15" draw:text-style-name="P6" xml:id="id19" draw:id="id19" draw:layer="layout" draw:type="curve" svg:x1="25.5cm" svg:y1="7.05cm" svg:x2="25.5cm" svg:y2="7.05cm" draw:start-shape="id15" draw:end-shape="id15" svg:d="M25500 7050z" svg:viewBox="0 0 1 1">
          <text:p/>
        </draw:connector>
        <draw:connector draw:style-name="gr16" draw:text-style-name="P10" draw:layer="layout" draw:type="curve" draw:line-skew="-1.175cm" svg:x1="21.376cm" svg:y1="4.3cm" svg:x2="13.132cm" svg:y2="4.3cm" draw:start-shape="id15" draw:start-glue-point="4" draw:end-shape="id15" draw:end-glue-point="5" svg:d="M21376 4300c0-2587-8244-2587-8244 0" svg:viewBox="0 0 8245 1941">
          <text:p text:style-name="P9">Calls itself in a loop</text:p>
        </draw:connector>
        <draw:custom-shape draw:style-name="gr17" draw:text-style-name="P11" xml:id="id20" draw:id="id20" draw:layer="layout" svg:width="5.75cm" svg:height="2.75cm" svg:x="27.375cm" svg:y="5.675cm">
          <text:p text:style-name="P4"><text:span text:style-name="T1">S</text:span><text:span text:style-name="T1">t</text:span><text:span text:style-name="T1">o</text:span><text:span text:style-name="T1">p</text:span><text:span text:style-name="T1">s </text:span><text:span text:style-name="T1">w</text:span><text:span text:style-name="T1">h</text:span><text:span text:style-name="T1">e</text:span><text:span text:style-name="T1">n </text:span><text:span text:style-name="T1">g</text:span><text:span text:style-name="T1">o</text:span><text:span text:style-name="T1">a</text:span><text:span text:style-name="T1">l </text:span><text:span text:style-name="T1">i</text:span><text:span text:style-name="T1">s </text:span><text:span text:style-name="T1">a</text:span><text:span text:style-name="T1">c</text:span><text:span text:style-name="T1">h</text:span><text:span text:style-name="T1">i</text:span><text:span text:style-name="T1">e</text:span><text:span text:style-name="T1">v</text:span><text:span text:style-name="T1">e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line" svg:x1="25.5cm" svg:y1="7.05cm" svg:x2="27.375cm" svg:y2="7.05cm" draw:start-shape="id19" draw:start-glue-point="0" draw:end-shape="id20" svg:d="M25500 7050h1875" svg:viewBox="0 0 1876 1">
          <text:p/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7" draw:style-name="dp1" draw:master-page-name="Default">
        <draw:custom-shape draw:style-name="gr5" draw:text-style-name="P5" xml:id="id22" draw:id="id22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3" draw:id="id23" draw:layer="layout" svg:width="6.25cm" svg:height="1.75cm" svg:x="17.75cm" svg:y="11.3cm">
          <text:p text:style-name="P4"><text:span text:style-name="T1">Spreadshe</text:span><text:span text:style-name="T1">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21" draw:start-glue-point="2" draw:end-shape="id22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21" draw:start-glue-point="2" draw:end-shape="id23" draw:end-glue-point="0" svg:d="M17125 9800l3750 1500" svg:viewBox="0 0 3751 1501">
          <text:p/>
        </draw:connector>
        <draw:custom-shape draw:style-name="gr12" draw:text-style-name="P8" xml:id="id24" draw:id="id24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1" draw:id="id21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</text:span><text:span text:style-name="T1">with coordinating </text:span><text:span text:style-name="T1">instructions:</text:span></text:p>
          <text:p text:style-name="P1"><text:line-break/><text:span text:style-name="T2">1. Get the top 3 </text:span><text:span text:style-name="T2">movies releasing </text:span><text:span text:style-name="T2">this month</text:span></text:p>
          <text:p text:style-name="P1"><text:span text:style-name="T2">2. For each </text:span><text:span text:style-name="T2">movie, invent a </text:span><text:span text:style-name="T2">dessert</text:span></text:p>
          <text:p text:style-name="P1"><text:span text:style-name="T2">3. Add each to my </text:span><text:span text:style-name="T2">“Dessert ideas” </text:span><text:span text:style-name="T2">spreadsheet</text:span></text:p>
          <text:p text:style-name="P1"><text:span text:style-name="T2"/></text:p>
          <text:p text:style-name="P2"><text:span text:style-name="T2">Goal: Add movie-</text:span><text:span text:style-name="T2">themed desserts </text:span><text:span text:style-name="T2">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" svg:x1="7.125cm" svg:y1="7.05cm" svg:x2="8.75cm" svg:y2="7.05cm" draw:start-shape="id24" draw:start-glue-point="1" draw:end-shape="id21" draw:end-glue-point="3" svg:d="M7125 7050h1625" svg:viewBox="0 0 1626 1">
          <text:p/>
        </draw:connector>
        <draw:connector draw:style-name="gr15" draw:text-style-name="P6" xml:id="id25" draw:id="id25" draw:layer="layout" draw:type="curve" svg:x1="25.5cm" svg:y1="7.05cm" svg:x2="25.5cm" svg:y2="7.05cm" draw:start-shape="id21" draw:end-shape="id21" svg:d="M25500 7050z" svg:viewBox="0 0 1 1">
          <text:p/>
        </draw:connector>
        <draw:connector draw:style-name="gr16" draw:text-style-name="P10" draw:layer="layout" draw:type="curve" draw:line-skew="-1.175cm" svg:x1="21.376cm" svg:y1="4.3cm" svg:x2="13.132cm" svg:y2="4.3cm" draw:start-shape="id21" draw:start-glue-point="4" draw:end-shape="id21" draw:end-glue-point="5" svg:d="M21376 4300c0-2587-8244-2587-8244 0" svg:viewBox="0 0 8245 1941">
          <text:p text:style-name="P9">Calls itself in a loop</text:p>
        </draw:connector>
        <draw:custom-shape draw:style-name="gr19" draw:text-style-name="P11" xml:id="id26" draw:id="id26" draw:layer="layout" svg:width="5.75cm" svg:height="2.75cm" svg:x="27.375cm" svg:y="5.675cm">
          <text:p text:style-name="P4"><text:span text:style-name="T1">Stops when goal </text:span><text:span text:style-name="T1">is achie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25.5cm" svg:y1="7.05cm" svg:x2="27.375cm" svg:y2="7.05cm" draw:start-shape="id25" draw:start-glue-point="0" draw:end-shape="id26" svg:d="M25500 7050h1875" svg:viewBox="0 0 1876 1">
          <text:p/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2" draw:layer="layout" svg:width="5.249cm" svg:height="2.75cm" svg:x="1.248cm" svg:y="9.7cm">
          <text:p text:style-name="P2">Or, e.g.</text:p>
          <text:p text:style-name="P2">- Chat message</text:p>
          <text:p text:style-name="P2">- Received email</text:p>
          <draw:enhanced-geometry svg:viewBox="0 0 21600 21600" draw:mirror-horizontal="true" draw:type="line-callout-1" draw:modifiers="12593.8285714286 -9602.61723009815 10742.4 -384.732824427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8" draw:style-name="dp1" draw:master-page-name="Default">
        <draw:custom-shape draw:style-name="gr22" draw:text-style-name="P7" draw:layer="layout" svg:width="10cm" svg:height="3.25cm" svg:x="23.5cm" svg:y="0.5cm">
          <text:p text:style-name="P7">Usually a “reasoning” LLM that is trained to break down complex tasks with a “chain-of-thought” – a bit like talking to itself</text:p>
          <draw:enhanced-geometry svg:viewBox="0 0 21600 21600" draw:mirror-horizontal="true" draw:type="line-callout-1" draw:modifiers="22740.3659634037 25427.0070747462 19848.4151584842 21493.69424792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xml:id="id28" draw:id="id28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9" draw:id="id29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27" draw:start-glue-point="2" draw:end-shape="id28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27" draw:start-glue-point="2" draw:end-shape="id29" draw:end-glue-point="0" svg:d="M17125 9800l3750 1500" svg:viewBox="0 0 3751 1501">
          <text:p/>
        </draw:connector>
        <draw:custom-shape draw:style-name="gr12" draw:text-style-name="P8" xml:id="id30" draw:id="id30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7" draw:id="id27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with coordinating instructions:</text:span></text:p>
          <text:p text:style-name="P1"><text:line-break/><text:span text:style-name="T2">1. Get the top 3 movies releasing this month</text:span></text:p>
          <text:p text:style-name="P1"><text:span text:style-name="T2">2. For each movie, invent a dessert</text:span></text:p>
          <text:p text:style-name="P1"><text:span text:style-name="T2">3. Add each to my “Dessert ideas” spreadsheet</text:span></text:p>
          <text:p text:style-name="P1"><text:span text:style-name="T2"/></text:p>
          <text:p text:style-name="P2"><text:span text:style-name="T2">Goal: Add movie-themed desserts 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" svg:x1="7.125cm" svg:y1="7.05cm" svg:x2="8.75cm" svg:y2="7.05cm" draw:start-shape="id30" draw:start-glue-point="1" draw:end-shape="id27" draw:end-glue-point="3" svg:d="M7125 7050h1625" svg:viewBox="0 0 1626 1">
          <text:p/>
        </draw:connector>
        <draw:connector draw:style-name="gr15" draw:text-style-name="P6" xml:id="id31" draw:id="id31" draw:layer="layout" draw:type="curve" svg:x1="25.5cm" svg:y1="7.05cm" svg:x2="25.5cm" svg:y2="7.05cm" draw:start-shape="id27" draw:end-shape="id27" svg:d="M25500 7050z" svg:viewBox="0 0 1 1">
          <text:p/>
        </draw:connector>
        <draw:connector draw:style-name="gr16" draw:text-style-name="P10" draw:layer="layout" draw:type="curve" draw:line-skew="-1.175cm" svg:x1="21.376cm" svg:y1="4.3cm" svg:x2="13.132cm" svg:y2="4.3cm" draw:start-shape="id27" draw:start-glue-point="4" draw:end-shape="id27" draw:end-glue-point="5" svg:d="M21376 4300c0-2587-8244-2587-8244 0" svg:viewBox="0 0 8245 1941">
          <text:p text:style-name="P9">Calls itself in a loop</text:p>
        </draw:connector>
        <draw:custom-shape draw:style-name="gr19" draw:text-style-name="P11" xml:id="id32" draw:id="id32" draw:layer="layout" svg:width="5.75cm" svg:height="2.75cm" svg:x="27.375cm" svg:y="5.675cm">
          <text:p text:style-name="P4"><text:span text:style-name="T1">Stops when goal is achie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25.5cm" svg:y1="7.05cm" svg:x2="27.375cm" svg:y2="7.05cm" draw:start-shape="id31" draw:start-glue-point="0" draw:end-shape="id32" svg:d="M25500 7050h1875" svg:viewBox="0 0 1876 1">
          <text:p/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2" draw:layer="layout" svg:width="5.249cm" svg:height="2.75cm" svg:x="1.248cm" svg:y="9.7cm">
          <text:p text:style-name="P2">Or, e.g.</text:p>
          <text:p text:style-name="P2">- Chat message</text:p>
          <text:p text:style-name="P2">- Received email</text:p>
          <draw:enhanced-geometry svg:viewBox="0 0 21600 21600" draw:mirror-horizontal="true" draw:type="line-callout-1" draw:modifiers="12593.8285714286 -9602.61723009815 10742.4 -384.732824427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9" draw:style-name="dp1" draw:master-page-name="Default">
        <draw:custom-shape draw:style-name="gr5" draw:text-style-name="P5" xml:id="id34" draw:id="id34" draw:layer="layout" svg:width="6.25cm" svg:height="1.75cm" svg:x="10cm" svg:y="11.3cm">
          <text:p text:style-name="P4"><text:span text:style-name="T1">We</text:span><text:span text:style-name="T1">b </text:span><text:span text:style-name="T1">Sea</text:span><text:span text:style-name="T1">rch </text:span><text:span text:style-name="T1">To</text:span><text:span text:style-name="T1">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5" draw:id="id35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33" draw:start-glue-point="2" draw:end-shape="id34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33" draw:start-glue-point="2" draw:end-shape="id35" draw:end-glue-point="0" svg:d="M17125 9800l3750 1500" svg:viewBox="0 0 3751 1501">
          <text:p/>
        </draw:connector>
        <draw:custom-shape draw:style-name="gr12" draw:text-style-name="P8" xml:id="id36" draw:id="id36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7cm" svg:height="4cm" svg:x="26cm" svg:y="11.45cm">
          <text:p text:style-name="P7">You can create a “multi-agent” system by delegating to tools that are also agents</text:p>
          <draw:enhanced-geometry svg:viewBox="0 0 21600 21600" draw:mirror-horizontal="true" draw:type="line-callout-1" draw:modifiers="31654.9064419369 -8859.18520369908 6479.07441794029 107.9730067483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3" xml:id="id33" draw:id="id33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</text:span><text:span text:style-name="T1">prompted </text:span><text:span text:style-name="T1">with </text:span><text:span text:style-name="T1">coordinatin</text:span><text:span text:style-name="T1">g </text:span><text:span text:style-name="T1">instruction</text:span><text:span text:style-name="T1">s:</text:span></text:p>
          <text:p text:style-name="P1"><text:line-break/><text:span text:style-name="T2">1. Get the </text:span><text:span text:style-name="T2">top 3 </text:span><text:span text:style-name="T2">movies </text:span><text:span text:style-name="T2">releasing </text:span><text:span text:style-name="T2">this month</text:span></text:p>
          <text:p text:style-name="P1"><text:span text:style-name="T2">2. For each </text:span><text:span text:style-name="T2">movie, </text:span><text:span text:style-name="T2">invent a </text:span><text:span text:style-name="T2">dessert</text:span></text:p>
          <text:p text:style-name="P1"><text:span text:style-name="T2">3. Add each </text:span><text:span text:style-name="T2">to my </text:span><text:span text:style-name="T2">“Dessert </text:span><text:span text:style-name="T2">ideas” </text:span><text:span text:style-name="T2">spreadsheet</text:span></text:p>
          <text:p text:style-name="P1"><text:span text:style-name="T2"/></text:p>
          <text:p text:style-name="P2"><text:span text:style-name="T2">Goal: Add </text:span><text:span text:style-name="T2">movie-</text:span><text:span text:style-name="T2">themed </text:span><text:span text:style-name="T2">desserts to </text:span><text:span text:style-name="T2">my </text:span><text:span text:style-name="T2">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" svg:x1="7.125cm" svg:y1="7.05cm" svg:x2="8.75cm" svg:y2="7.05cm" draw:start-shape="id36" draw:start-glue-point="1" draw:end-shape="id33" draw:end-glue-point="3" svg:d="M7125 7050h1625" svg:viewBox="0 0 1626 1">
          <text:p/>
        </draw:connector>
        <draw:connector draw:style-name="gr15" draw:text-style-name="P6" xml:id="id37" draw:id="id37" draw:layer="layout" draw:type="curve" svg:x1="25.5cm" svg:y1="7.05cm" svg:x2="25.5cm" svg:y2="7.05cm" draw:start-shape="id33" draw:end-shape="id33" svg:d="M25500 7050z" svg:viewBox="0 0 1 1">
          <text:p/>
        </draw:connector>
        <draw:connector draw:style-name="gr16" draw:text-style-name="P10" draw:layer="layout" draw:type="curve" draw:line-skew="-1.175cm" svg:x1="21.376cm" svg:y1="4.3cm" svg:x2="13.132cm" svg:y2="4.3cm" draw:start-shape="id33" draw:start-glue-point="4" draw:end-shape="id33" draw:end-glue-point="5" svg:d="M21376 4300c0-2587-8244-2587-8244 0" svg:viewBox="0 0 8245 1941">
          <text:p text:style-name="P9">Calls itself in a loop</text:p>
        </draw:connector>
        <draw:custom-shape draw:style-name="gr19" draw:text-style-name="P11" xml:id="id38" draw:id="id38" draw:layer="layout" svg:width="5.75cm" svg:height="2.75cm" svg:x="27.375cm" svg:y="5.675cm">
          <text:p text:style-name="P4"><text:span text:style-name="T1">Stops when goal </text:span><text:span text:style-name="T1">is achie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25.5cm" svg:y1="7.05cm" svg:x2="27.375cm" svg:y2="7.05cm" draw:start-shape="id37" draw:start-glue-point="0" draw:end-shape="id38" svg:d="M25500 7050h1875" svg:viewBox="0 0 1876 1">
          <text:p/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2" draw:layer="layout" svg:width="5.249cm" svg:height="2.75cm" svg:x="1.248cm" svg:y="9.7cm">
          <text:p text:style-name="P2">Or, e.g.</text:p>
          <text:p text:style-name="P2">- Chat message</text:p>
          <text:p text:style-name="P2">- Received email</text:p>
          <draw:enhanced-geometry svg:viewBox="0 0 21600 21600" draw:mirror-horizontal="true" draw:type="line-callout-1" draw:modifiers="12593.8285714286 -9602.61723009815 10742.4 -384.732824427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7" draw:layer="layout" svg:width="10cm" svg:height="3.25cm" svg:x="23.5cm" svg:y="0.5cm">
          <text:p text:style-name="P7">Usually a “reasoning” LLM that is trained to break down complex tasks with a “chain-of-thought” – a bit like talking to itself</text:p>
          <draw:enhanced-geometry svg:viewBox="0 0 21600 21600" draw:mirror-horizontal="true" draw:type="line-callout-1" draw:modifiers="22740.3659634037 25427.0070747462 19848.4151584842 21493.69424792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0" draw:style-name="dp1" draw:master-page-name="Default">
        <draw:custom-shape draw:style-name="gr5" draw:text-style-name="P5" xml:id="id40" draw:id="id40" draw:layer="layout" svg:width="6.25cm" svg:height="1.75cm" svg:x="10cm" svg:y="11.3cm">
          <text:p text:style-name="P4"><text:span text:style-name="T1">Web Search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1" draw:id="id41" draw:layer="layout" svg:width="6.25cm" svg:height="1.75cm" svg:x="17.75cm" svg:y="11.3cm">
          <text:p text:style-name="P4"><text:span text:style-name="T1">Spreadshee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17.125cm" svg:y1="9.8cm" svg:x2="13.125cm" svg:y2="11.3cm" draw:start-shape="id39" draw:start-glue-point="2" draw:end-shape="id40" draw:end-glue-point="0" svg:d="M17125 9800l-4000 1500" svg:viewBox="0 0 4001 1501">
          <text:p/>
        </draw:connector>
        <draw:connector draw:style-name="gr7" draw:text-style-name="P6" draw:layer="layout" draw:type="line" svg:x1="17.125cm" svg:y1="9.8cm" svg:x2="20.875cm" svg:y2="11.3cm" draw:start-shape="id39" draw:start-glue-point="2" draw:end-shape="id41" draw:end-glue-point="0" svg:d="M17125 9800l3750 1500" svg:viewBox="0 0 3751 1501">
          <text:p/>
        </draw:connector>
        <draw:custom-shape draw:style-name="gr12" draw:text-style-name="P8" xml:id="id42" draw:id="id42" draw:layer="layout" svg:width="6.25cm" svg:height="2.75cm" svg:x="0.875cm" svg:y="5.675cm">
          <text:p text:style-name="P1"><text:span text:style-name="T1">Trigger:</text:span><text:line-break/>On the first day of the mo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9" draw:id="id39" draw:layer="layout" svg:width="16.75cm" svg:height="5.5cm" svg:x="8.75cm" svg:y="4.3cm">
          <draw:glue-point draw:id="4" svg:x="2.538cm" svg:y="-5cm"/>
          <draw:glue-point draw:id="5" svg:x="-2.384cm" svg:y="-5cm"/>
          <text:p text:style-name="P1"><text:span text:style-name="T1">LLM prompted with coordinating instructions:</text:span></text:p>
          <text:p text:style-name="P1"><text:line-break/><text:span text:style-name="T2">1. Get the top 3 movies releasing this month</text:span></text:p>
          <text:p text:style-name="P1"><text:span text:style-name="T2">2. For each movie, invent a dessert</text:span></text:p>
          <text:p text:style-name="P1"><text:span text:style-name="T2">3. Add each to my “Dessert ideas” spreadsheet</text:span></text:p>
          <text:p text:style-name="P1"><text:span text:style-name="T2"/></text:p>
          <text:p text:style-name="P2"><text:span text:style-name="T2">Goal: Add movie-themed desserts to my spread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draw:type="line" svg:x1="7.125cm" svg:y1="7.05cm" svg:x2="8.75cm" svg:y2="7.05cm" draw:start-shape="id42" draw:start-glue-point="1" draw:end-shape="id39" draw:end-glue-point="3" svg:d="M7125 7050h1625" svg:viewBox="0 0 1626 1">
          <text:p/>
        </draw:connector>
        <draw:connector draw:style-name="gr15" draw:text-style-name="P6" xml:id="id43" draw:id="id43" draw:layer="layout" draw:type="curve" svg:x1="25.5cm" svg:y1="7.05cm" svg:x2="25.5cm" svg:y2="7.05cm" draw:start-shape="id39" draw:end-shape="id39" svg:d="M25500 7050z" svg:viewBox="0 0 1 1">
          <text:p/>
        </draw:connector>
        <draw:connector draw:style-name="gr16" draw:text-style-name="P10" draw:layer="layout" draw:type="curve" draw:line-skew="-1.175cm" svg:x1="21.376cm" svg:y1="4.3cm" svg:x2="13.132cm" svg:y2="4.3cm" draw:start-shape="id39" draw:start-glue-point="4" draw:end-shape="id39" draw:end-glue-point="5" svg:d="M21376 4300c0-2587-8244-2587-8244 0" svg:viewBox="0 0 8245 1941">
          <text:p text:style-name="P9">Calls itself in a loop</text:p>
        </draw:connector>
        <draw:custom-shape draw:style-name="gr19" draw:text-style-name="P11" xml:id="id44" draw:id="id44" draw:layer="layout" svg:width="5.75cm" svg:height="2.75cm" svg:x="27.375cm" svg:y="5.675cm">
          <text:p text:style-name="P4"><text:span text:style-name="T1">Stops when goal is achie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25.5cm" svg:y1="7.05cm" svg:x2="27.375cm" svg:y2="7.05cm" draw:start-shape="id43" draw:start-glue-point="0" draw:end-shape="id44" svg:d="M25500 7050h1875" svg:viewBox="0 0 1876 1">
          <text:p/>
        </draw:connector>
        <draw:custom-shape draw:style-name="gr11" draw:text-style-name="P7" draw:layer="layout" svg:width="4.604cm" svg:height="1.5cm" svg:x="10.823cm" svg:y="13.95cm">
          <text:p text:style-name="P7">Fetching data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2" draw:layer="layout" svg:width="5.249cm" svg:height="2.75cm" svg:x="1.248cm" svg:y="9.7cm">
          <text:p text:style-name="P2">Or, e.g.</text:p>
          <text:p text:style-name="P2">- Chat message</text:p>
          <text:p text:style-name="P2">- Received email</text:p>
          <draw:enhanced-geometry svg:viewBox="0 0 21600 21600" draw:mirror-horizontal="true" draw:type="line-callout-1" draw:modifiers="12593.8285714286 -9602.61723009815 10742.4 -384.73282442748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7" draw:layer="layout" svg:width="10cm" svg:height="3.25cm" svg:x="23.5cm" svg:y="0.5cm">
          <text:p text:style-name="P7">Usually a “reasoning” LLM that is trained to break down complex tasks with a “chain-of-thought” – a bit like talking to itself</text:p>
          <draw:enhanced-geometry svg:viewBox="0 0 21600 21600" draw:mirror-horizontal="true" draw:type="line-callout-1" draw:modifiers="22740.3659634037 25427.0070747462 19848.4151584842 21493.69424792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4.604cm" svg:height="1.5cm" svg:x="18.573cm" svg:y="13.95cm">
          <text:p text:style-name="P7">Taking action</text:p>
          <draw:enhanced-geometry svg:viewBox="0 0 21600 21600" draw:mirror-horizontal="true" draw:type="line-callout-1" draw:modifiers="13884.0390879479 -12807.4616922052 9850.16286644951 287.8081279147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7" draw:layer="layout" svg:width="7cm" svg:height="4cm" svg:x="26cm" svg:y="11.45cm">
          <text:p text:style-name="P7">You can create a “multi-agent” system by delegating to tools that are also agents</text:p>
          <draw:enhanced-geometry svg:viewBox="0 0 21600 21600" draw:mirror-horizontal="true" draw:type="line-callout-1" draw:modifiers="31654.9064419369 -8859.18520369908 6479.07441794029 107.9730067483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adornments="Regular" style:font-pitch="variable"/>
    <style:font-face style:name="Ubuntu Mono2" svg:font-family="'Ubuntu Mono'" style:font-adornments="Regular" style:font-pitch="fixed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5T17:04:32.067193953</meta:creation-date>
    <dc:date>2025-10-05T19:00:54.319783505</dc:date>
    <meta:editing-duration>PT1H10M22S</meta:editing-duration>
    <meta:editing-cycles>7</meta:editing-cycles>
    <meta:generator>LibreOffice/7.3.7.2$Linux_X86_64 LibreOffice_project/30$Build-2</meta:generator>
    <meta:document-statistic meta:object-count="106"/>
  </office:meta>
</office:document-meta>
</file>